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" style:family="paragraph" style:parent-style-name="Preformatted_20_Text">
      <style:paragraph-properties fo:text-indent="0cm" style:auto-text-indent="false"/>
      <style:text-properties fo:font-size="12pt" style:font-size-asian="12pt" style:font-size-complex="12pt"/>
    </style:style>
    <style:style style:name="P3" style:family="paragraph" style:parent-style-name="Preformatted_20_Text">
      <style:paragraph-properties fo:margin-top="0cm" fo:margin-bottom="0.499cm" style:contextual-spacing="false" fo:text-indent="0cm" style:auto-text-indent="false"/>
      <style:text-properties fo:font-size="12pt" style:font-size-asian="12pt" style:font-size-complex="12pt"/>
    </style:style>
    <style:style style:name="P4" style:family="paragraph" style:parent-style-name="Preformatted_20_Text">
      <style:paragraph-properties fo:text-indent="0cm" style:auto-text-indent="false"/>
      <style:text-properties fo:font-size="12pt" officeooo:paragraph-rsid="000e6dea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Statistical Decision Theory: A Summary**</text:p>
      <text:p text:style-name="P2"/>
      <text:p text:style-name="P2">**Introduction** <text:s/></text:p>
      <text:p text:style-name="P2"/>
      <text:p text:style-name="P2">This section sets the stage for the comprehensive study of Statistical Decision Theory. It provides an overview of the importance of decision-making in statistics, the scope of decision theory, and its applications in various fields. The introduction lays out the objectives of the text and the significance of decision-making processes in analyzing data and making predictions.</text:p>
      <text:p text:style-name="P2"/>
      <text:p text:style-name="P2">**Basic Elements** <text:s/></text:p>
      <text:p text:style-name="P2"/>
      <text:p text:style-name="P2">Here, the fundamental components of decision theory are discussed, including the definitions of decisions, outcomes, states of nature, and the decision-making process itself. This part aims to familiarize readers with the terminology and basic concepts that are crucial for understanding more complex topics in later sections.</text:p>
      <text:p text:style-name="P2"/>
      <text:p text:style-name="P2">**Expected Loss, Decision Rules, and Risk** <text:s/></text:p>
      <text:p text:style-name="P2"/>
      <text:p text:style-name="P2">This critical section delves into the core of decision theory, explaining how decision rules are formulated based on expected loss and risk assessments. It distinguishes between:</text:p>
      <text:p text:style-name="P2"/>
      <text:p text:style-name="P4">- **Bayesian Expected Loss**: </text:p>
      <text:p text:style-name="P4"/>
      <text:p text:style-name="P4">Explains how Bayesian decision theory uses prior probabilities and loss functions to minimize expected loss.</text:p>
      <text:p text:style-name="P2"/>
      <text:p text:style-name="P4">- **Frequentist Risk**: </text:p>
      <text:p text:style-name="P4"/>
      <text:p text:style-name="P4">Discusses the Frequentist approach to risk, focusing on minimizing long-term frequency of errors without relying on prior distributions.</text:p>
      <text:p text:style-name="P2"/>
      <text:p text:style-name="P2">**Randomized Decision Rules** <text:s/></text:p>
      <text:p text:style-name="P2"/>
      <text:p text:style-name="P2">Randomized decision rules are introduced as a method for making decisions when there is uncertainty. This section explains the rationale behind using randomness in decision-making and the circumstances under which it is beneficial.</text:p>
      <text:p text:style-name="P2"/>
      <text:p text:style-name="P2">**Decision Principles** <text:s/></text:p>
      <text:p text:style-name="P2"/>
      <text:p text:style-name="P2">A detailed exploration of various decision-making principles that guide the selection of appropriate decision rules, including:</text:p>
      <text:p text:style-name="P2"/>
      <text:p text:style-name="P4"/>
      <text:p text:style-name="P4"/>
      <text:p text:style-name="P4"><text:soft-page-break/>- **The Conditional Bayes Decision Principle**: </text:p>
      <text:p text:style-name="P4"/>
      <text:p text:style-name="P4">Describes how decisions are made based on conditional probabilities and posterior distributions, emphasizing Bayesian statistics.</text:p>
      <text:p text:style-name="P4"/>
      <text:p text:style-name="P4">- **Frequentist Decision Principles**: </text:p>
      <text:p text:style-name="P4"/>
      <text:p text:style-name="P4">Outlines decision-making approaches grounded in Frequentist statistics, focusing on minimizing error rates and other performance metrics without the use of priors.</text:p>
      <text:p text:style-name="P2"/>
      <text:p text:style-name="P2">**Foundations** <text:s/></text:p>
      <text:p text:style-name="P2"/>
      <text:p text:style-name="P2">This part addresses the philosophical and methodological underpinnings of statistical decision theory, critically examining:</text:p>
      <text:p text:style-name="P2"/>
      <text:p text:style-name="P4">- **Misuse of Classical Inference Procedures**: </text:p>
      <text:p text:style-name="P4"/>
      <text:p text:style-name="P4">Discusses common pitfalls and misconceptions in the application of classical statistical methods.</text:p>
      <text:p text:style-name="P4"/>
      <text:p text:style-name="P4">- **The Frequentist Perspective**: </text:p>
      <text:p text:style-name="P4"/>
      <text:p text:style-name="P4">Offers insight into the Frequentist viewpoint on decision-making, emphasizing empirical evidence and long-run frequencies.</text:p>
      <text:p text:style-name="P4"/>
      <text:p text:style-name="P4">- **The Conditional Perspective**: </text:p>
      <text:p text:style-name="P4"/>
      <text:p text:style-name="P4">Explores decision-making based on conditional information, highlighting its relevance in Bayesian analysis.</text:p>
      <text:p text:style-name="P4"/>
      <text:p text:style-name="P4">- **The Likelihood Principle**: </text:p>
      <text:p text:style-name="P4"/>
      <text:p text:style-name="P4">Introduces the likelihood principle as a foundational concept in statistical inference, emphasizing its importance in both Bayesian and Frequentist contexts.</text:p>
      <text:p text:style-name="P4"/>
      <text:p text:style-name="P4">- **Choosing a Paradigm or Decision Principle**: </text:p>
      <text:p text:style-name="P4"/>
      <text:p text:style-name="P4">Concludes with a discussion on the challenges and considerations involved in selecting an appropriate statistical paradigm or decision principle, taking into account the theoretical and practical implications of each approach.</text:p>
      <text:p text:style-name="P2"/>
      <text:p text:style-name="P3">This summary encapsulates the expected content of the document based on the provided table of contents, offering readers an overview of Statistical Decision Theory's key concepts, methodologies, and philosophical debat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20:44:38.828090789</meta:creation-date>
    <dc:date>2024-04-09T20:48:14.383332859</dc:date>
    <meta:editing-duration>PT3M35S</meta:editing-duration>
    <meta:editing-cycles>2</meta:editing-cycles>
    <meta:generator>LibreOffice/24.2.1.2$MacOSX_AARCH64 LibreOffice_project/db4def46b0453cc22e2d0305797cf981b68ef5ac</meta:generator>
    <meta:document-statistic meta:table-count="0" meta:image-count="0" meta:object-count="0" meta:page-count="2" meta:paragraph-count="32" meta:word-count="440" meta:character-count="3368" meta:non-whitespace-character-count="2939"/>
  </office:meta>
</office:document-meta>
</file>